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ubtitle">
      <style:text-properties officeooo:rsid="001a7ecb" officeooo:paragraph-rsid="001a7ecb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1a7ecb" officeooo:paragraph-rsid="001a7ecb"/>
    </style:style>
    <style:style style:name="P5" style:family="paragraph" style:parent-style-name="Text_20_body">
      <style:text-properties officeooo:rsid="001a7ecb" officeooo:paragraph-rsid="001a7ecb"/>
    </style:style>
    <style:style style:name="P6" style:family="paragraph" style:parent-style-name="Text_20_body">
      <style:text-properties officeooo:rsid="00099e0f" officeooo:paragraph-rsid="000669c3"/>
    </style:style>
    <style:style style:name="P7" style:family="paragraph" style:parent-style-name="Text_20_body">
      <style:text-properties officeooo:rsid="00099e0f" officeooo:paragraph-rsid="00099e0f"/>
    </style:style>
    <style:style style:name="P8" style:family="paragraph" style:parent-style-name="Text_20_body" style:list-style-name="L1">
      <style:text-properties officeooo:rsid="000ac7f6" officeooo:paragraph-rsid="000ac7f6"/>
    </style:style>
    <style:style style:name="P9" style:family="paragraph" style:parent-style-name="Text_20_body" style:list-style-name="L2">
      <style:text-properties officeooo:rsid="000bb69b" officeooo:paragraph-rsid="000bb69b"/>
    </style:style>
    <style:style style:name="P10" style:family="paragraph" style:parent-style-name="Text_20_body">
      <style:text-properties officeooo:rsid="000d0e5a" officeooo:paragraph-rsid="000d0e5a"/>
    </style:style>
    <style:style style:name="P11" style:family="paragraph" style:parent-style-name="Text_20_body">
      <style:text-properties fo:font-weight="bold" officeooo:rsid="000dd20f" officeooo:paragraph-rsid="000dd20f" style:font-weight-asian="bold" style:font-weight-complex="bold"/>
    </style:style>
    <style:style style:name="P12" style:family="paragraph" style:parent-style-name="Text_20_body">
      <style:text-properties officeooo:rsid="00099e0f" officeooo:paragraph-rsid="000dd20f"/>
    </style:style>
    <style:style style:name="P13" style:family="paragraph" style:parent-style-name="Text_20_body">
      <style:text-properties officeooo:rsid="000dd20f" officeooo:paragraph-rsid="000dd20f"/>
    </style:style>
    <style:style style:name="P14" style:family="paragraph" style:parent-style-name="Text_20_body">
      <style:text-properties officeooo:rsid="00177113" officeooo:paragraph-rsid="00177113"/>
    </style:style>
    <style:style style:name="P15" style:family="paragraph" style:parent-style-name="Text_20_body">
      <style:text-properties officeooo:rsid="000ac7f6" officeooo:paragraph-rsid="000ac7f6"/>
    </style:style>
    <style:style style:name="T1" style:family="text">
      <style:text-properties officeooo:rsid="000bb69b"/>
    </style:style>
    <style:style style:name="T2" style:family="text">
      <style:text-properties officeooo:rsid="000dd20f"/>
    </style:style>
    <style:style style:name="T3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itle"/>
      <text:p text:style-name="Title"/>
      <text:p text:style-name="Title"/>
      <text:p text:style-name="Title">Yago Otero Martínez </text:p>
      <text:p text:style-name="P1">NombreTarea</text:p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2"><text:a xlink:type="simple" xlink:href="#__RefHeading___Toc1_3888555425" text:style-name="Index_20_Link" text:visited-style-name="Index_20_Link">Tarea 1.1<text:tab/>2</text:a></text:p>
        </text:index-body>
      </text:table-of-content>
      <text:p text:style-name="Text_20_body"/>
      <text:h text:style-name="P3" text:outline-level="1"><text:bookmark-start text:name="__RefHeading___Toc1_3888555425"/>Tarea 1.1<text:bookmark-end text:name="__RefHeading___Toc1_3888555425"/></text:h>
      <text:p text:style-name="P4">Enunciado</text:p>
      <text:p text:style-name="P5">Captura</text:p>
      <text:h text:style-name="Heading_20_2" text:outline-level="2"><text:span text:style-name="T1">1. </text:span>Dependencias funcionales:</text:h>
      <text:p text:style-name="P6"/>
      <text:p text:style-name="P7"/>
      <text:h text:style-name="Heading_20_2" text:outline-level="2"><text:span text:style-name="T1">2.1 </text:span>Identificación de claves candidatas</text:h>
      <text:list text:style-name="L1">
        <text:list-item>
          <text:p text:style-name="P8">Claves primarias : </text:p>
        </text:list-item>
        <text:list-item>
          <text:p text:style-name="P8">Claves alternativas : </text:p>
        </text:list-item>
      </text:list>
      <text:h text:style-name="Heading_20_2" text:outline-level="2"><text:span text:style-name="T1">2.2 </text:span>Identificación atributos primos y no primos</text:h>
      <text:p text:style-name="P5">DESGLOSE</text:p>
      <text:list text:style-name="L2">
        <text:list-item>
          <text:p text:style-name="P9">Primos: </text:p>
        </text:list-item>
        <text:list-item>
          <text:p text:style-name="P9">No primos: </text:p>
        </text:list-item>
      </text:list>
      <text:h text:style-name="Heading_20_2" text:outline-level="2"><text:span text:style-name="T1">3.1 </text:span>Proceso de normalización 1FN</text:h>
      <text:p text:style-name="Explicación">Lo que se busca en este proceso es que no haya atributos multivalorados.</text:p>
      <text:p text:style-name="P10"/>
      <text:h text:style-name="Heading_20_2" text:outline-level="2">3.2 Proceso de normalización 2FN</text:h>
      <text:p text:style-name="Explicación">El objetivo de esta es que las dependecias parciales (las que no dependen de todas las claves primarias), <text:span text:style-name="T2">o sea que los atributos no primos que no dependan de todas las claves hay que separarlos . </text:span></text:p>
      <text:p text:style-name="P11">Dependencias parciales</text:p>
      <text:p text:style-name="P12"/>
      <text:p text:style-name="P13"><text:span text:style-name="T3">Solución</text:span> : </text:p>
      <text:h text:style-name="Heading_20_2" text:outline-level="2">3.3 Proceso de normalización 3FN</text:h>
      <text:p text:style-name="Explicación">La idea es eliminar las dependencias transitivas, es decir, cuando un atributo no primo depende de otro atributo no primo a través de la clave primaria.</text:p>
      <text:p text:style-name="P14"><text:s/></text:p>
      <text:p text:style-name="P10"/>
      <text:p text:style-name="P15"/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xplicación" style:family="paragraph" style:parent-style-name="Text_20_body">
      <loext:graphic-properties draw:fill="solid" draw:fill-color="#dddddd"/>
      <style:paragraph-properties fo:background-color="#dddddd" fo:padding="0.199cm" fo:border="0.51pt solid #000000"/>
      <style:text-properties fo:color="#ff0000" loext:opacity="100%" fo:font-size="8pt" fo:font-weight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15:23:47.987000000</meta:creation-date>
    <dc:date>2024-12-01T16:59:46.196000000</dc:date>
    <meta:editing-duration>PT32M41S</meta:editing-duration>
    <meta:editing-cycles>7</meta:editing-cycles>
    <meta:generator>LibreOffice/24.8.2.1$Windows_X86_64 LibreOffice_project/0f794b6e29741098670a3b95d60478a65d05ef13</meta:generator>
    <meta:document-statistic meta:table-count="0" meta:image-count="0" meta:object-count="0" meta:page-count="3" meta:paragraph-count="24" meta:word-count="135" meta:character-count="810" meta:non-whitespace-character-count="694"/>
  </office:meta>
</office:document-meta>
</file>